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5b9bd5" svg:stroke-opacity="100%" draw:stroke-linejoin="miter" svg:stroke-linecap="butt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dash" draw:stroke-dash="a411" svg:stroke-width="0.00694in" svg:stroke-color="#000000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0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440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3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448">
      <style:graphic-properties draw:fill="none" draw:stroke="solid" svg:stroke-width="0.01042in" svg:stroke-color="#000000" draw:marker-end="a447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420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421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422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391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none" draw:stroke="dash" draw:stroke-dash="a392" svg:stroke-width="0.00694in" svg:stroke-color="#000000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906in" fo:padding-bottom="0.05906in" fo:padding-left="0.11811in" fo:padding-right="0.1181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042in" svg:stroke-color="#000000" draw:marker-end="a452" svg:stroke-opacity="100%" draw:stroke-linejoin="miter" svg:stroke-linecap="butt"/>
    </style:style>
    <style:style style:family="text" style:name="a37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9528in" style:font-size-asian="0.29528in" style:font-size-complex="0.29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9528in" style:font-size-asian="0.29528in" style:font-size-complex="0.295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2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906in" fo:padding-bottom="0.05906in" fo:padding-left="0.11811in" fo:padding-right="0.1181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draw:fill="none" draw:stroke="solid" svg:stroke-width="0.01042in" svg:stroke-color="#5b9bd5" svg:stroke-opacity="100%" draw:stroke-linejoin="miter" svg:stroke-linecap="butt"/>
    </style:style>
    <style:style style:family="graphic" style:name="a379">
      <style:graphic-properties draw:fill="none" draw:stroke="solid" svg:stroke-width="0.01042in" svg:stroke-color="#5b9bd5" svg:stroke-opacity="100%" draw:stroke-linejoin="miter" svg:stroke-linecap="but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906in" fo:padding-bottom="0.05906in" fo:padding-left="0.11811in" fo:padding-right="0.11811in" draw:textarea-vertical-align="middle" draw:textarea-horizontal-align="center" draw:fill="none" draw:stroke="solid" svg:stroke-width="0.02778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42in" style:font-size-asian="0.18042in" style:font-size-complex="0.1804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.1810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41479in" svg:y="2.21649in" svg:width="1.76368in" svg:height="0.77903in" draw:id="id63" draw:style-name="a363" draw:name="Rectangle à coins arrondis 3">
          <svg:title/>
          <svg:desc/>
          <text:p text:style-name="a362" text:class-names="" text:cond-style-name=""><text:span text:style-name="a358" text:class-names="">UF1<text:s text:c="1"/></text:span><text:span text:style-name="a359" text:class-names="">:<text:s text:c="1"/></text:span><text:span text:style-name="a360" text:class-names="">Be ergonomic</text:span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4">
          <svg:title/>
          <svg:desc/>
          <draw:frame draw:id="id106" draw:style-name="a451" draw:name="ZoneTexte 6" svg:x="2.94998in" svg:y="0.84996in" svg:width="1.19247in" svg:height="0.33791in">
            <draw:text-box>
              <text:p text:style-name="a450" text:class-names="" text:cond-style-name=""><text:span text:style-name="a449" text:class-names="">How ?</text:span></text:p>
            </draw:text-box>
            <svg:title/>
            <svg:desc/>
          </draw:frame>
          <draw:connector draw:type="line" svg:x1="2.42055in" svg:y1="1.2154in" svg:x2="4.07166in" svg:y2="1.2154in" draw:id="id107" draw:style-name="a453" draw:name="Connecteur droit avec flèche 8">
            <svg:title/>
            <svg:desc/>
          </draw:connector>
        </draw:g>
        <draw:g draw:name="Groupe 18" draw:id="id65">
          <svg:title/>
          <svg:desc/>
          <draw:frame draw:id="id104" draw:style-name="a446" draw:name="ZoneTexte 9" svg:x="2.92046in" svg:y="1.26871in" svg:width="1.14639in" svg:height="0.33791in">
            <draw:text-box>
              <text:p text:style-name="a445" text:class-names="" text:cond-style-name=""><text:span text:style-name="a444" text:class-names="">Why ?</text:span></text:p>
            </draw:text-box>
            <svg:title/>
            <svg:desc/>
          </draw:frame>
          <draw:connector draw:type="line" svg:x1="4.01499in" svg:y1="1.62703in" svg:x2="2.38358in" svg:y2="1.62703in" draw:id="id105" draw:style-name="a448" draw:name="Connecteur droit avec flèche 10">
            <svg:title/>
            <svg:desc/>
          </draw:connector>
        </draw:g>
        <draw:connector draw:type="line" svg:x1="2.17847in" svg:y1="2.60601in" draw:start-shape="id63" draw:start-glue-point="1" svg:x2="3.76433in" svg:y2="2.60902in" draw:end-shape="id66" draw:end-glue-point="3" draw:id="id67" draw:style-name="a364" draw:name="Connecteur droit 21">
          <svg:title/>
          <svg:desc/>
        </draw:connector>
        <draw:custom-shape svg:x="10.04579in" svg:y="2.33013in" svg:width="1.43066in" svg:height="0.55778in" draw:id="id68" draw:style-name="a368" draw:name="Rectangle à coins arrondis 22">
          <svg:title/>
          <svg:desc/>
          <text:p text:style-name="a367" text:class-names="" text:cond-style-name=""><text:span text:style-name="a365" text:class-names="">Clapet</text:span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1.47644in" svg:y1="2.60902in" draw:start-shape="id68" draw:start-glue-point="1" svg:x2="12.32245in" svg:y2="2.606in" draw:id="id69" draw:style-name="a369" draw:name="Connecteur droit 24">
          <svg:title/>
          <svg:desc/>
        </draw:connector>
        <draw:frame draw:id="id70" draw:style-name="a373" draw:name="ZoneTexte 188" svg:x="0.32115in" svg:y="0.44917in" svg:width="5.20266in" svg:height="0.47704in">
          <draw:text-box>
            <text:p text:style-name="a372" text:class-names="" text:cond-style-name=""><text:span text:style-name="a370" text:class-names="">Using Function : Be ergonomic</text:span><text:span text:style-name="a371" text:class-names=""/></text:p>
          </draw:text-box>
          <svg:title/>
          <svg:desc/>
        </draw:frame>
        <draw:custom-shape svg:x="5.99623in" svg:y="5.12793in" svg:width="1.43066in" svg:height="0.55778in" draw:id="id71" draw:style-name="a377" draw:name="Rectangle à coins arrondis 22">
          <svg:title/>
          <svg:desc/>
          <text:p text:style-name="a376" text:class-names="" text:cond-style-name=""><text:span text:style-name="a374" text:class-names="">Automatisé</text:span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2">
          <svg:title/>
          <svg:desc/>
          <draw:connector draw:type="line" svg:x1="9.02337in" svg:y1="0.58422in" svg:x2="9.86938in" svg:y2="0.58422in" draw:id="id101" draw:style-name="a439" draw:name="Connecteur droit 24">
            <svg:title/>
            <svg:desc/>
          </draw:connector>
          <draw:connector draw:type="line" svg:x1="9.45132in" svg:y1="0.58422in" svg:x2="9.44638in" svg:y2="1.0987in" draw:id="id102" draw:style-name="a440" draw:name="Connecteur droit 24">
            <svg:title/>
            <svg:desc/>
          </draw:connector>
          <draw:frame draw:id="id103" draw:style-name="a443" draw:name="ZoneTexte 32" svg:x="9.88636in" svg:y="0.65379in" svg:width="1.14639in" svg:height="0.33791in">
            <draw:text-box>
              <text:p text:style-name="a442" text:class-names="" text:cond-style-name=""><text:span text:style-name="a441" text:class-names="">: And</text:span></text:p>
            </draw:text-box>
            <svg:title/>
            <svg:desc/>
          </draw:frame>
        </draw:g>
        <draw:g draw:name="Groupe 119" draw:id="id73">
          <svg:title/>
          <svg:desc/>
          <draw:connector draw:type="line" svg:x1="11.03275in" svg:y1="0.52837in" svg:x2="11.8032in" svg:y2="0.52837in" draw:id="id98" draw:style-name="a434" draw:name="Connecteur droit 24">
            <svg:title/>
            <svg:desc/>
          </draw:connector>
          <draw:connector draw:type="line" svg:x1="11.04935in" svg:y1="0.52837in" svg:x2="11.8032in" svg:y2="1.01638in" draw:id="id99" draw:style-name="a435" draw:name="Connecteur droit 24">
            <svg:title/>
            <svg:desc/>
          </draw:connector>
          <draw:frame draw:id="id100" draw:style-name="a438" draw:name="ZoneTexte 33" svg:x="11.93099in" svg:y="0.47495in" svg:width="1.32901in" svg:height="0.7752in">
            <draw:text-box>
              <text:p text:style-name="a437" text:class-names="" text:cond-style-name=""><text:span text:style-name="a436" text:class-names="">: Inclusive Or (one or more possibility)</text:span></text:p>
            </draw:text-box>
            <svg:title/>
            <svg:desc/>
          </draw:frame>
        </draw:g>
        <draw:connector draw:type="line" svg:x1="11.47644in" svg:y1="2.60902in" draw:start-shape="id68" draw:start-glue-point="1" svg:x2="12.33093in" svg:y2="3.78946in" draw:id="id74" draw:style-name="a378" draw:name="Connecteur droit 24">
          <svg:title/>
          <svg:desc/>
        </draw:connector>
        <draw:connector draw:type="line" svg:x1="2.48982in" svg:y1="2.60902in" svg:x2="2.46846in" svg:y2="16.00898in" draw:id="id75" draw:style-name="a379" draw:name="Connecteur droit 24">
          <svg:title/>
          <svg:desc/>
        </draw:connector>
        <draw:connector draw:type="line" svg:x1="9.60591in" svg:y1="12.62126in" svg:x2="10.10498in" svg:y2="12.62126in" draw:id="id76" draw:style-name="a380" draw:name="Connecteur droit 21">
          <svg:title/>
          <svg:desc/>
        </draw:connector>
        <draw:frame draw:id="id77" draw:style-name="a383" draw:name="ZoneTexte 33" svg:x="14.22404in" svg:y="0.52837in" svg:width="1.70195in" svg:height="0.55656in">
          <draw:text-box>
            <text:p text:style-name="a382" text:class-names="" text:cond-style-name=""><text:span text:style-name="a381" text:class-names="">: Exclusive Or (only one possibility)</text:span></text:p>
          </draw:text-box>
          <svg:title/>
          <svg:desc/>
        </draw:frame>
        <draw:connector draw:type="line" svg:x1="13.47025in" svg:y1="0.5492in" svg:x2="14.31626in" svg:y2="0.5492in" draw:id="id78" draw:style-name="a384" draw:name="Connecteur droit 24">
          <svg:title/>
          <svg:desc/>
        </draw:connector>
        <draw:connector draw:type="line" svg:x1="13.48848in" svg:y1="0.5492in" svg:x2="14.31626in" svg:y2="1.03721in" draw:id="id79" draw:style-name="a385" draw:name="Connecteur droit 24">
          <svg:title/>
          <svg:desc/>
        </draw:connector>
        <draw:custom-shape svg:x="13.26in" svg:y="0.44917in" svg:width="0.22848in" svg:height="0.23851in" draw:id="id80" draw:style-name="a388" draw:name="Ellipse 51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42689in" svg:y1="5.40682in" draw:start-shape="id71" draw:start-glue-point="1" svg:x2="10.04579in" svg:y2="5.41044in" draw:end-shape="id81" draw:end-glue-point="3" draw:id="id82" draw:style-name="a389" draw:name="Connecteur droit 21">
          <svg:title/>
          <svg:desc/>
        </draw:connector>
        <draw:connector draw:type="line" svg:x1="7.42689in" svg:y1="5.40682in" draw:start-shape="id71" draw:start-glue-point="1" svg:x2="8.24686in" svg:y2="7.13328in" draw:id="id83" draw:style-name="a390" draw:name="Connecteur droit 21">
          <svg:title/>
          <svg:desc/>
        </draw:connector>
        <draw:connector draw:type="line" svg:x1="11.53564in" svg:y1="12.62126in" svg:x2="12.33093in" svg:y2="12.62159in" draw:id="id84" draw:style-name="a391" draw:name="Connecteur droit 21">
          <svg:title/>
          <svg:desc/>
        </draw:connector>
        <draw:connector draw:type="line" svg:x1="2.72673in" svg:y1="1.91623in" svg:x2="2.77089in" svg:y2="15.37731in" draw:id="id85" draw:style-name="a393" draw:name="Connecteur droit 98">
          <svg:title/>
          <svg:desc/>
        </draw:connector>
        <draw:frame draw:id="id86" draw:style-name="a396" draw:name="ZoneTexte 33" svg:x="0.47652in" svg:y="1.2777in" svg:width="1.70195in" svg:height="0.33791in">
          <draw:text-box>
            <text:p text:style-name="a395" text:class-names="" text:cond-style-name=""><text:span text:style-name="a394" text:class-names="">Initial function</text:span></text:p>
          </draw:text-box>
          <svg:title/>
          <svg:desc/>
        </draw:frame>
        <draw:frame draw:id="id87" draw:style-name="a399" draw:name="ZoneTexte 33" svg:x="5.195in" svg:y="1.34436in" svg:width="1.84298in" svg:height="0.33791in">
          <draw:text-box>
            <text:p text:style-name="a398" text:class-names="" text:cond-style-name=""><text:span text:style-name="a397" text:class-names="">Component functions</text:span></text:p>
          </draw:text-box>
          <svg:title/>
          <svg:desc/>
        </draw:frame>
        <draw:frame draw:id="id88" draw:style-name="a404" draw:name="ZoneTexte 33" svg:x="9.7963in" svg:y="1.22713in" svg:width="1.25305in" svg:height="0.55656in">
          <draw:text-box>
            <text:p text:style-name="a401" text:class-names="" text:cond-style-name=""><text:span text:style-name="a400" text:class-names="">Components</text:span></text:p>
            <text:p text:style-name="a403" text:class-names="" text:cond-style-name=""><text:span text:style-name="a402" text:class-names="">Solutions</text:span></text:p>
          </draw:text-box>
          <svg:title/>
          <svg:desc/>
        </draw:frame>
        <draw:custom-shape svg:x="3.69471in" svg:y="12.14891in" svg:width="1.43066in" svg:height="0.75124in" draw:id="id89" draw:style-name="a409" draw:name="Rectangle à coins arrondis 22">
          <svg:title/>
          <svg:desc/>
          <text:p text:style-name="a408" text:class-names="" text:cond-style-name=""><text:span text:style-name="a405" text:class-names="">Non<text:s text:c="1"/></text:span><text:span text:style-name="a406" text:class-names="">réglable</text:span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3211in" svg:y1="12.52078in" svg:x2="3.69471in" svg:y2="12.52453in" draw:end-shape="id89" draw:end-glue-point="3" draw:id="id90" draw:style-name="a410" draw:name="Connecteur droit 21">
          <svg:title/>
          <svg:desc/>
        </draw:connector>
        <draw:connector draw:type="line" svg:x1="9.60169in" svg:y1="1.65285in" svg:x2="9.64585in" svg:y2="15.11393in" draw:id="id91" draw:style-name="a412" draw:name="Connecteur droit 98">
          <svg:title/>
          <svg:desc/>
        </draw:connector>
        <draw:custom-shape svg:x="3.76433in" svg:y="2.33013in" svg:width="1.43066in" svg:height="0.55778in" draw:id="id66" draw:style-name="a416" draw:name="Rectangle à coins arrondis 22">
          <svg:title/>
          <svg:desc/>
          <text:p text:style-name="a415" text:class-names="" text:cond-style-name=""><text:span text:style-name="a413" text:class-names="">Réglable</text:span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-1.08646in" svg:y="15.45299in" svg:width="1.43066in" svg:height="0.75124in" draw:id="id92" draw:style-name="a419" draw:name="Rectangle à coins arrondis 22">
          <svg:title/>
          <svg:desc/>
          <text:p text:style-name="a418" text:class-names="" text:cond-style-name=""><text:span text:style-name="a417" text:class-names="">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19499in" svg:y1="2.60902in" draw:start-shape="id66" draw:start-glue-point="1" svg:x2="5.99623in" svg:y2="5.40682in" draw:end-shape="id71" draw:end-glue-point="3" draw:id="id93" draw:style-name="a420" draw:name="Connecteur droit 24">
          <svg:title/>
          <svg:desc/>
        </draw:connector>
        <draw:connector draw:type="line" svg:x1="7.42689in" svg:y1="2.60902in" draw:start-shape="id94" draw:start-glue-point="1" svg:x2="10.04579in" svg:y2="2.60902in" draw:end-shape="id68" draw:end-glue-point="3" draw:id="id95" draw:style-name="a421" draw:name="Connecteur droit 24">
          <svg:title/>
          <svg:desc/>
        </draw:connector>
        <draw:connector draw:type="line" svg:x1="12.36721in" svg:y1="2.87244in" svg:x2="13.21321in" svg:y2="2.86942in" draw:id="id96" draw:style-name="a422" draw:name="Connecteur droit 24">
          <svg:title/>
          <svg:desc/>
        </draw:connector>
        <draw:custom-shape svg:x="5.99623in" svg:y="2.33013in" svg:width="1.43066in" svg:height="0.55778in" draw:id="id94" draw:style-name="a426" draw:name="Rectangle à coins arrondis 22">
          <svg:title/>
          <svg:desc/>
          <text:p text:style-name="a425" text:class-names="" text:cond-style-name=""><text:span text:style-name="a423" text:class-names="">Manuel</text:span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19499in" svg:y1="2.60902in" draw:start-shape="id66" draw:start-glue-point="1" svg:x2="5.99623in" svg:y2="2.60902in" draw:end-shape="id94" draw:end-glue-point="3" draw:id="id97" draw:style-name="a427" draw:name="Connecteur droit 24">
          <svg:title/>
          <svg:desc/>
        </draw:connector>
        <draw:custom-shape svg:x="10.04579in" svg:y="5.13155in" svg:width="1.43066in" svg:height="0.55778in" draw:id="id81" draw:style-name="a433" draw:name="Rectangle à coins arrondis 22">
          <svg:title/>
          <svg:desc/>
          <text:p text:style-name="a432" text:class-names="" text:cond-style-name=""><text:span text:style-name="a428" text:class-names="">Clapet</text:span><text:span text:style-name="a429" text:class-names=""><text:s text:c="1"/></text:span><text:span text:style-name="a430" text:class-names="">électrique</text:span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8112in" svg:y="3.00891in" svg:width="13.38602in" svg:height="6.40085in"/>
      <presentation:placeholder presentation:object="subtitle" svg:x="1.96853in" svg:y="9.6566in" svg:width="11.8112in" svg:height="4.43889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2" style:display-name="Titre et contenu">
      <presentation:placeholder presentation:object="title" svg:x="1.08269in" svg:y="0.97886in" svg:width="13.58288in" svg:height="3.55366in"/>
      <presentation:placeholder presentation:object="object" svg:x="1.08269in" svg:y="4.89427in" svg:width="13.58288in" svg:height="11.66538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3" style:display-name="Titre de section">
      <presentation:placeholder presentation:object="title" svg:x="1.07449in" svg:y="4.58359in" svg:width="13.58288in" svg:height="7.64782in"/>
      <presentation:placeholder presentation:object="outline" svg:x="1.07449in" svg:y="12.30376in" svg:width="13.58288in" svg:height="4.02181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4" style:display-name="Deux contenus">
      <presentation:placeholder presentation:object="title" svg:x="1.08269in" svg:y="0.97886in" svg:width="13.58288in" svg:height="3.55366in"/>
      <presentation:placeholder presentation:object="object" svg:x="1.08269in" svg:y="4.89427in" svg:width="6.69301in" svg:height="11.66538in"/>
      <presentation:placeholder presentation:object="object" svg:x="7.97256in" svg:y="4.89427in" svg:width="6.69301in" svg:height="11.66538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5" style:display-name="Comparaison">
      <presentation:placeholder presentation:object="title" svg:x="1.08474in" svg:y="0.97886in" svg:width="13.58288in" svg:height="3.55366in"/>
      <presentation:placeholder presentation:object="outline" svg:x="1.08475in" svg:y="4.50698in" svg:width="6.66225in" svg:height="2.2088in"/>
      <presentation:placeholder presentation:object="object" svg:x="1.08475in" svg:y="6.71578in" svg:width="6.66225in" svg:height="9.87791in"/>
      <presentation:placeholder presentation:object="outline" svg:x="7.97256in" svg:y="4.50698in" svg:width="6.69506in" svg:height="2.2088in"/>
      <presentation:placeholder presentation:object="object" svg:x="7.97256in" svg:y="6.71578in" svg:width="6.69506in" svg:height="9.87791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6" style:display-name="Titre seul">
      <presentation:placeholder presentation:object="title" svg:x="1.08269in" svg:y="0.97886in" svg:width="13.58288in" svg:height="3.55366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7" style:display-name="Vide"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8" style:display-name="Contenu avec légende">
      <presentation:placeholder presentation:object="title" svg:x="1.08474in" svg:y="1.22569in" svg:width="5.07923in" svg:height="4.28993in"/>
      <presentation:placeholder presentation:object="object" svg:x="6.69506in" svg:y="2.64716in" svg:width="7.97256in" svg:height="13.06556in"/>
      <presentation:placeholder presentation:object="outline" svg:x="1.08474in" svg:y="5.51563in" svg:width="5.07923in" svg:height="10.21838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9" style:display-name="Image avec légende">
      <presentation:placeholder presentation:object="title" svg:x="1.08474in" svg:y="1.22569in" svg:width="5.07923in" svg:height="4.28993in"/>
      <presentation:placeholder presentation:object="graphic" svg:x="6.69506in" svg:y="2.64716in" svg:width="7.97256in" svg:height="13.06556in"/>
      <presentation:placeholder presentation:object="outline" svg:x="1.08474in" svg:y="5.51563in" svg:width="5.07923in" svg:height="10.21838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10" style:display-name="Titre et texte vertical">
      <presentation:placeholder presentation:object="title" svg:x="1.08269in" svg:y="0.97886in" svg:width="13.58288in" svg:height="3.55366in"/>
      <presentation:placeholder presentation:object="outline" svg:x="1.08269in" svg:y="4.89427in" svg:width="13.58288in" svg:height="11.66538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presentation-page-layout style:name="Master1-PPL11" style:display-name="Titre vertical et texte">
      <presentation:placeholder presentation:object="title" svg:x="11.26985in" svg:y="0.97885in" svg:width="3.39572in" svg:height="15.58079in"/>
      <presentation:placeholder presentation:object="outline" svg:x="1.08269in" svg:y="0.97885in" svg:width="9.99031in" svg:height="15.58079in"/>
      <presentation:placeholder presentation:object="date-time" svg:x="1.08269in" svg:y="17.04056in" svg:width="3.54336in" svg:height="0.97885in"/>
      <presentation:placeholder presentation:object="footer" svg:x="5.21661in" svg:y="17.04056in" svg:width="5.31504in" svg:height="0.97885in"/>
      <presentation:placeholder presentation:object="page-number" svg:x="11.12221in" svg:y="17.04056in" svg:width="3.54336in" svg:height="0.97885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47" svg:viewBox="0 0 20 30" svg:d="m10 0-10 30h20z"/>
    <draw:marker draw:name="a452" svg:viewBox="0 0 20 30" svg:d="m10 0-10 30h20z"/>
    <draw:stroke-dash draw:name="a392" draw:style="rect" draw:dots1="1" draw:dots1-length="0.02083in" draw:distance="0.02083in"/>
    <draw:stroke-dash draw:name="a411" draw:style="rect" draw:dots1="1" draw:dots1-length="0.02083in" draw:distance="0.02083in"/>
  </office:styles>
  <office:automatic-styles>
    <style:page-layout style:name="pageLayout1">
      <style:page-layout-properties fo:page-width="15.74826in" fo:page-height="18.38542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986in" style:font-size-asian="0.69986in" style:font-size-complex="0.69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6236in" style:font-size-asian="0.96236in" style:font-size-complex="0.96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574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.5748in" fo:margin-left="2.7559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236in" style:font-size-asian="0.61236in" style:font-size-complex="0.612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.5748in" fo:margin-left="0.3937in" fo:margin-right="0in" fo:text-indent="-0.3937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375in" style:font-size-asian="0.39375in" style:font-size-complex="0.39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5748in" fo:margin-left="3.5433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.5748in" fo:margin-left="1.1811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625in" style:font-size-asian="0.2625in" style:font-size-complex="0.2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5in" style:font-size-asian="0.525in" style:font-size-complex="0.5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.5748in" fo:margin-left="1.9685in" fo:margin-right="0in" fo:text-indent="-0.3937in" fo:margin-top="0.10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.5748in" fo:margin-left="0in" fo:margin-right="0in" fo:text-indent="0in" fo:margin-top="0.21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93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874in" text:min-label-width="0.393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748in" text:min-label-width="0.393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3622in" text:min-label-width="0.393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1496in" text:min-label-width="0.393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63in" text:min-label-width="0.393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63in" text:min-label-width="0.393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63in" text:min-label-width="0.393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63in" text:min-label-width="0.3937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1811in"/>
      </text:list-level-style-number>
      <text:list-level-style-number text:level="3" style:num-format="">
        <style:list-level-properties text:space-before="1.9685in"/>
      </text:list-level-style-number>
      <text:list-level-style-number text:level="4" style:num-format="">
        <style:list-level-properties text:space-before="2.7559in"/>
      </text:list-level-style-number>
      <text:list-level-style-number text:level="5" style:num-format="">
        <style:list-level-properties text:space-before="3.543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1.08269in" svg:y="0.97886in" svg:width="13.58288in" svg:height="3.55366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08269in" svg:y="4.89427in" svg:width="13.58288in" svg:height="11.6653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08269in" svg:y="17.04056in" svg:width="3.54336in" svg:height="0.9788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3/11/2017</text:date></text:span></text:p>
        </draw:text-box>
        <svg:title/>
        <svg:desc/>
      </draw:frame>
      <draw:frame draw:id="id3" presentation:style-name="a28" draw:name="Footer Placeholder 4" svg:x="5.21661in" svg:y="17.04056in" svg:width="5.31504in" svg:height="0.9788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12221in" svg:y="17.04056in" svg:width="3.54336in" svg:height="0.9788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1.18112in" svg:y="3.00891in" svg:width="13.38602in" svg:height="6.40085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1.96853in" svg:y="9.6566in" svg:width="11.8112in" svg:height="4.43889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1.08269in" svg:y="17.04056in" svg:width="3.54336in" svg:height="0.97885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3/11/2017</text:date></text:span></text:p>
        </draw:text-box>
        <svg:title/>
        <svg:desc/>
      </draw:frame>
      <draw:frame draw:id="id8" presentation:style-name="a47" draw:name="Footer Placeholder 4" svg:x="5.21661in" svg:y="17.04056in" svg:width="5.31504in" svg:height="0.9788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1.12221in" svg:y="17.04056in" svg:width="3.54336in" svg:height="0.97885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1.08269in" svg:y="0.97886in" svg:width="13.58288in" svg:height="3.55366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1.08269in" svg:y="4.89427in" svg:width="13.58288in" svg:height="11.6653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1.08269in" svg:y="17.04056in" svg:width="3.54336in" svg:height="0.97885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3/11/2017</text:date></text:span></text:p>
        </draw:text-box>
        <svg:title/>
        <svg:desc/>
      </draw:frame>
      <draw:frame draw:id="id13" presentation:style-name="a79" draw:name="Footer Placeholder 4" svg:x="5.21661in" svg:y="17.04056in" svg:width="5.31504in" svg:height="0.9788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11.12221in" svg:y="17.04056in" svg:width="3.54336in" svg:height="0.9788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1.07449in" svg:y="4.58359in" svg:width="13.58288in" svg:height="7.6478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1.07449in" svg:y="12.30376in" svg:width="13.58288in" svg:height="4.0218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1.08269in" svg:y="17.04056in" svg:width="3.54336in" svg:height="0.97885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3/11/2017</text:date></text:span></text:p>
        </draw:text-box>
        <svg:title/>
        <svg:desc/>
      </draw:frame>
      <draw:frame draw:id="id18" presentation:style-name="a98" draw:name="Footer Placeholder 4" svg:x="5.21661in" svg:y="17.04056in" svg:width="5.31504in" svg:height="0.9788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1.12221in" svg:y="17.04056in" svg:width="3.54336in" svg:height="0.97885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1.08269in" svg:y="0.97886in" svg:width="13.58288in" svg:height="3.55366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1.08269in" svg:y="4.89427in" svg:width="6.69301in" svg:height="11.6653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7.97256in" svg:y="4.89427in" svg:width="6.69301in" svg:height="11.6653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1.08269in" svg:y="17.04056in" svg:width="3.54336in" svg:height="0.97885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3/11/2017</text:date></text:span></text:p>
        </draw:text-box>
        <svg:title/>
        <svg:desc/>
      </draw:frame>
      <draw:frame draw:id="id24" presentation:style-name="a147" draw:name="Footer Placeholder 5" svg:x="5.21661in" svg:y="17.04056in" svg:width="5.31504in" svg:height="0.9788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11.12221in" svg:y="17.04056in" svg:width="3.54336in" svg:height="0.97885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1.08474in" svg:y="0.97886in" svg:width="13.58288in" svg:height="3.55366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1.08475in" svg:y="4.50698in" svg:width="6.66225in" svg:height="2.2088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1.08475in" svg:y="6.71578in" svg:width="6.66225in" svg:height="9.8779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7.97256in" svg:y="4.50698in" svg:width="6.69506in" svg:height="2.2088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7.97256in" svg:y="6.71578in" svg:width="6.69506in" svg:height="9.8779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1.08269in" svg:y="17.04056in" svg:width="3.54336in" svg:height="0.97885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3/11/2017</text:date></text:span></text:p>
        </draw:text-box>
        <svg:title/>
        <svg:desc/>
      </draw:frame>
      <draw:frame draw:id="id32" presentation:style-name="a204" draw:name="Footer Placeholder 7" svg:x="5.21661in" svg:y="17.04056in" svg:width="5.31504in" svg:height="0.97885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11.12221in" svg:y="17.04056in" svg:width="3.54336in" svg:height="0.97885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1.08269in" svg:y="0.97886in" svg:width="13.58288in" svg:height="3.55366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1.08269in" svg:y="17.04056in" svg:width="3.54336in" svg:height="0.97885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3/11/2017</text:date></text:span></text:p>
        </draw:text-box>
        <svg:title/>
        <svg:desc/>
      </draw:frame>
      <draw:frame draw:id="id36" presentation:style-name="a219" draw:name="Footer Placeholder 3" svg:x="5.21661in" svg:y="17.04056in" svg:width="5.31504in" svg:height="0.9788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12221in" svg:y="17.04056in" svg:width="3.54336in" svg:height="0.97885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1.08269in" svg:y="17.04056in" svg:width="3.54336in" svg:height="0.97885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3/11/2017</text:date></text:span></text:p>
        </draw:text-box>
        <svg:title/>
        <svg:desc/>
      </draw:frame>
      <draw:frame draw:id="id39" presentation:style-name="a230" draw:name="Footer Placeholder 2" svg:x="5.21661in" svg:y="17.04056in" svg:width="5.31504in" svg:height="0.9788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12221in" svg:y="17.04056in" svg:width="3.54336in" svg:height="0.97885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1.08474in" svg:y="1.22569in" svg:width="5.07923in" svg:height="4.28993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6.69506in" svg:y="2.64716in" svg:width="7.97256in" svg:height="13.0655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1.08474in" svg:y="5.51563in" svg:width="5.07923in" svg:height="10.21838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1.08269in" svg:y="17.04056in" svg:width="3.54336in" svg:height="0.97885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3/11/2017</text:date></text:span></text:p>
        </draw:text-box>
        <svg:title/>
        <svg:desc/>
      </draw:frame>
      <draw:frame draw:id="id45" presentation:style-name="a266" draw:name="Footer Placeholder 5" svg:x="5.21661in" svg:y="17.04056in" svg:width="5.31504in" svg:height="0.9788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11.12221in" svg:y="17.04056in" svg:width="3.54336in" svg:height="0.9788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1.08474in" svg:y="1.22569in" svg:width="5.07923in" svg:height="4.28993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6.69506in" svg:y="2.64716in" svg:width="7.97256in" svg:height="13.0655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1.08474in" svg:y="5.51563in" svg:width="5.07923in" svg:height="10.2183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1.08269in" svg:y="17.04056in" svg:width="3.54336in" svg:height="0.97885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3/11/2017</text:date></text:span></text:p>
        </draw:text-box>
        <svg:title/>
        <svg:desc/>
      </draw:frame>
      <draw:frame draw:id="id51" presentation:style-name="a289" draw:name="Footer Placeholder 5" svg:x="5.21661in" svg:y="17.04056in" svg:width="5.31504in" svg:height="0.97885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11.12221in" svg:y="17.04056in" svg:width="3.54336in" svg:height="0.9788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1.08269in" svg:y="0.97886in" svg:width="13.58288in" svg:height="3.55366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1.08269in" svg:y="4.89427in" svg:width="13.58288in" svg:height="11.6653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1.08269in" svg:y="17.04056in" svg:width="3.54336in" svg:height="0.97885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3/11/2017</text:date></text:span></text:p>
        </draw:text-box>
        <svg:title/>
        <svg:desc/>
      </draw:frame>
      <draw:frame draw:id="id56" presentation:style-name="a321" draw:name="Footer Placeholder 4" svg:x="5.21661in" svg:y="17.04056in" svg:width="5.31504in" svg:height="0.97885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11.12221in" svg:y="17.04056in" svg:width="3.54336in" svg:height="0.9788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11.26985in" svg:y="0.97885in" svg:width="3.39572in" svg:height="15.58079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1.08269in" svg:y="0.97885in" svg:width="9.99031in" svg:height="15.5807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1.08269in" svg:y="17.04056in" svg:width="3.54336in" svg:height="0.97885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3/11/2017</text:date></text:span></text:p>
        </draw:text-box>
        <svg:title/>
        <svg:desc/>
      </draw:frame>
      <draw:frame draw:id="id61" presentation:style-name="a353" draw:name="Footer Placeholder 4" svg:x="5.21661in" svg:y="17.04056in" svg:width="5.31504in" svg:height="0.9788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11.12221in" svg:y="17.04056in" svg:width="3.54336in" svg:height="0.97885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03T16:25:08Z</dc:date>
    <meta:template xlink:href="Office%20Theme" xlink:type="simple"/>
    <meta:editing-cycles>19</meta:editing-cycles>
    <meta:editing-duration>PT99882S</meta:editing-duration>
    <meta:document-statistic meta:paragraph-count="18" meta:word-count="51"/>
  </office:meta>
</office:document-meta>
</file>